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98.19064" calcext:value-type="float">
            <text:p>198.19064</text:p>
          </table:table-cell>
          <table:table-cell office:value-type="float" office:value="66.322758" calcext:value-type="float">
            <text:p>66.322758</text:p>
          </table:table-cell>
          <table:table-cell office:value-type="float" office:value="209.815428" calcext:value-type="float">
            <text:p>209.815428</text:p>
          </table:table-cell>
          <table:table-cell table:formula="of:=[.B2]+[.C2]" office:value-type="float" office:value="264.513398" calcext:value-type="float">
            <text:p>264.51339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759.551836" calcext:value-type="float">
            <text:p>759.551836</text:p>
          </table:table-cell>
          <table:table-cell office:value-type="float" office:value="56.628768" calcext:value-type="float">
            <text:p>56.628768</text:p>
          </table:table-cell>
          <table:table-cell office:value-type="float" office:value="491.60326" calcext:value-type="float">
            <text:p>491.60326</text:p>
          </table:table-cell>
          <table:table-cell table:formula="of:=[.B3]+[.C3]" office:value-type="float" office:value="816.180604" calcext:value-type="float">
            <text:p>816.18060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296.939144" calcext:value-type="float">
            <text:p>296.939144</text:p>
          </table:table-cell>
          <table:table-cell office:value-type="float" office:value="51.19064" calcext:value-type="float">
            <text:p>51.19064</text:p>
          </table:table-cell>
          <table:table-cell office:value-type="float" office:value="284.047472" calcext:value-type="float">
            <text:p>284.047472</text:p>
          </table:table-cell>
          <table:table-cell table:formula="of:=[.B4]+[.C4]" office:value-type="float" office:value="348.129784" calcext:value-type="float">
            <text:p>348.12978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1.00604" calcext:value-type="float">
            <text:p>331.00604</text:p>
          </table:table-cell>
          <table:table-cell office:value-type="float" office:value="162.113332" calcext:value-type="float">
            <text:p>162.113332</text:p>
          </table:table-cell>
          <table:table-cell office:value-type="float" office:value="340.038272" calcext:value-type="float">
            <text:p>340.038272</text:p>
          </table:table-cell>
          <table:table-cell table:formula="of:=[.B5]+[.C5]" office:value-type="float" office:value="493.119372" calcext:value-type="float">
            <text:p>493.11937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52.596336" calcext:value-type="float">
            <text:p>352.596336</text:p>
          </table:table-cell>
          <table:table-cell office:value-type="float" office:value="54.62476" calcext:value-type="float">
            <text:p>54.62476</text:p>
          </table:table-cell>
          <table:table-cell office:value-type="float" office:value="1638.823528" calcext:value-type="float">
            <text:p>1638.823528</text:p>
          </table:table-cell>
          <table:table-cell table:formula="of:=[.B6]+[.C6]" office:value-type="float" office:value="407.221096" calcext:value-type="float">
            <text:p>407.22109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81.004036" calcext:value-type="float">
            <text:p>381.004036</text:p>
          </table:table-cell>
          <table:table-cell office:value-type="float" office:value="82.03246" calcext:value-type="float">
            <text:p>82.03246</text:p>
          </table:table-cell>
          <table:table-cell office:value-type="float" office:value="636.729792" calcext:value-type="float">
            <text:p>636.729792</text:p>
          </table:table-cell>
          <table:table-cell table:formula="of:=[.B7]+[.C7]" office:value-type="float" office:value="463.036496" calcext:value-type="float">
            <text:p>463.03649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4.657192" calcext:value-type="float">
            <text:p>114.657192</text:p>
          </table:table-cell>
          <table:table-cell office:value-type="float" office:value="6" calcext:value-type="float">
            <text:p>6</text:p>
          </table:table-cell>
          <table:table-cell office:value-type="float" office:value="72.034464" calcext:value-type="float">
            <text:p>72.034464</text:p>
          </table:table-cell>
          <table:table-cell table:formula="of:=[.B8]+[.C8]" office:value-type="float" office:value="120.657192" calcext:value-type="float">
            <text:p>120.65719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68.609896" calcext:value-type="float">
            <text:p>568.609896</text:p>
          </table:table-cell>
          <table:table-cell office:value-type="float" office:value="39.438128" calcext:value-type="float">
            <text:p>39.438128</text:p>
          </table:table-cell>
          <table:table-cell office:value-type="float" office:value="886.973788" calcext:value-type="float">
            <text:p>886.973788</text:p>
          </table:table-cell>
          <table:table-cell table:formula="of:=[.B9]+[.C9]" office:value-type="float" office:value="608.048024" calcext:value-type="float">
            <text:p>608.048024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127.188636" calcext:value-type="float">
            <text:p>127.188636</text:p>
          </table:table-cell>
          <table:table-cell office:value-type="float" office:value="21.531444" calcext:value-type="float">
            <text:p>21.531444</text:p>
          </table:table-cell>
          <table:table-cell office:value-type="float" office:value="832.25034" calcext:value-type="float">
            <text:p>832.25034</text:p>
          </table:table-cell>
          <table:table-cell table:formula="of:=[.B10]+[.C10]" office:value-type="float" office:value="148.72008" calcext:value-type="float">
            <text:p>148.7200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02.657192" calcext:value-type="float">
            <text:p>202.657192</text:p>
          </table:table-cell>
          <table:table-cell office:value-type="float" office:value="36" calcext:value-type="float">
            <text:p>36</text:p>
          </table:table-cell>
          <table:table-cell office:value-type="float" office:value="136.785688" calcext:value-type="float">
            <text:p>136.785688</text:p>
          </table:table-cell>
          <table:table-cell table:formula="of:=[.B11]+[.C11]" office:value-type="float" office:value="238.657192" calcext:value-type="float">
            <text:p>238.65719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52.270413" calcext:value-type="float">
            <text:p>252.270413</text:p>
          </table:table-cell>
          <table:table-cell office:value-type="float" office:value="50.95304" calcext:value-type="float">
            <text:p>50.95304</text:p>
          </table:table-cell>
          <table:table-cell office:value-type="float" office:value="364.654997" calcext:value-type="float">
            <text:p>364.654997</text:p>
          </table:table-cell>
          <table:table-cell table:formula="of:=[.B12]+[.C12]" office:value-type="float" office:value="303.223453" calcext:value-type="float">
            <text:p>303.22345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36.533448" calcext:value-type="float">
            <text:p>36.533448</text:p>
          </table:table-cell>
          <table:table-cell table:formula="of:=[.B13]+[.C13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90.608308" calcext:value-type="float">
            <text:p>390.608308</text:p>
          </table:table-cell>
          <table:table-cell office:value-type="float" office:value="125.30716" calcext:value-type="float">
            <text:p>125.30716</text:p>
          </table:table-cell>
          <table:table-cell office:value-type="float" office:value="419.738996" calcext:value-type="float">
            <text:p>419.738996</text:p>
          </table:table-cell>
          <table:table-cell table:formula="of:=[.B14]+[.C14]" office:value-type="float" office:value="515.915468" calcext:value-type="float">
            <text:p>515.91546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03.188636" calcext:value-type="float">
            <text:p>203.188636</text:p>
          </table:table-cell>
          <table:table-cell office:value-type="float" office:value="56" calcext:value-type="float">
            <text:p>56</text:p>
          </table:table-cell>
          <table:table-cell office:value-type="float" office:value="460.273652" calcext:value-type="float">
            <text:p>460.273652</text:p>
          </table:table-cell>
          <table:table-cell table:formula="of:=[.B15]+[.C15]" office:value-type="float" office:value="259.188636" calcext:value-type="float">
            <text:p>259.18863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19" calcext:value-type="float">
            <text:p>219</text:p>
          </table:table-cell>
          <table:table-cell office:value-type="float" office:value="41.657192" calcext:value-type="float">
            <text:p>41.657192</text:p>
          </table:table-cell>
          <table:table-cell office:value-type="float" office:value="196.472091" calcext:value-type="float">
            <text:p>196.472091</text:p>
          </table:table-cell>
          <table:table-cell table:formula="of:=[.B16]+[.C16]" office:value-type="float" office:value="260.657192" calcext:value-type="float">
            <text:p>260.65719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6.941148" calcext:value-type="float">
            <text:p>56.941148</text:p>
          </table:table-cell>
          <table:table-cell table:formula="of:=[.B17]+[.C17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05.754544" calcext:value-type="float">
            <text:p>205.754544</text:p>
          </table:table-cell>
          <table:table-cell table:formula="of:=[.B18]+[.C18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82.998349" calcext:value-type="float">
            <text:p>282.998349</text:p>
          </table:table-cell>
          <table:table-cell office:value-type="float" office:value="12" calcext:value-type="float">
            <text:p>12</text:p>
          </table:table-cell>
          <table:table-cell office:value-type="float" office:value="136.882352" calcext:value-type="float">
            <text:p>136.882352</text:p>
          </table:table-cell>
          <table:table-cell table:formula="of:=[.B19]+[.C19]" office:value-type="float" office:value="294.998349" calcext:value-type="float">
            <text:p>294.99834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932.466654" calcext:value-type="float">
            <text:p>4932.466654</text:p>
          </table:table-cell>
          <table:table-cell office:value-type="float" office:value="879.799682" calcext:value-type="float">
            <text:p>879.799682</text:p>
          </table:table-cell>
          <table:table-cell office:value-type="float" office:value="7406.35326" calcext:value-type="float">
            <text:p>7406.35326</text:p>
          </table:table-cell>
          <table:table-cell table:formula="of:=[.B20]+[.C20]" office:value-type="float" office:value="5812.266336" calcext:value-type="float">
            <text:p>5812.266336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Coloured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08.434832" calcext:value-type="float">
            <text:p>108.434832</text:p>
          </table:table-cell>
          <table:table-cell office:value-type="float" office:value="45" calcext:value-type="float">
            <text:p>45</text:p>
          </table:table-cell>
          <table:table-cell office:value-type="float" office:value="180.743996" calcext:value-type="float">
            <text:p>180.743996</text:p>
          </table:table-cell>
          <table:table-cell table:formula="of:=[.B2]+[.C2]" office:value-type="float" office:value="153.434832" calcext:value-type="float">
            <text:p>153.43483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45.645489" calcext:value-type="float">
            <text:p>945.645489</text:p>
          </table:table-cell>
          <table:table-cell office:value-type="float" office:value="42.72472" calcext:value-type="float">
            <text:p>42.72472</text:p>
          </table:table-cell>
          <table:table-cell office:value-type="float" office:value="652.316413" calcext:value-type="float">
            <text:p>652.316413</text:p>
          </table:table-cell>
          <table:table-cell table:formula="of:=[.B3]+[.C3]" office:value-type="float" office:value="988.370209" calcext:value-type="float">
            <text:p>988.37020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987.636882" calcext:value-type="float">
            <text:p>4987.636882</text:p>
          </table:table-cell>
          <table:table-cell office:value-type="float" office:value="555.256614" calcext:value-type="float">
            <text:p>555.256614</text:p>
          </table:table-cell>
          <table:table-cell office:value-type="float" office:value="6952.094432" calcext:value-type="float">
            <text:p>6952.094432</text:p>
          </table:table-cell>
          <table:table-cell table:formula="of:=[.B4]+[.C4]" office:value-type="float" office:value="5542.893496" calcext:value-type="float">
            <text:p>5542.89349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585.867423" calcext:value-type="float">
            <text:p>1585.867423</text:p>
          </table:table-cell>
          <table:table-cell office:value-type="float" office:value="291.034661" calcext:value-type="float">
            <text:p>291.034661</text:p>
          </table:table-cell>
          <table:table-cell office:value-type="float" office:value="2143.459623" calcext:value-type="float">
            <text:p>2143.459623</text:p>
          </table:table-cell>
          <table:table-cell table:formula="of:=[.B5]+[.C5]" office:value-type="float" office:value="1876.902084" calcext:value-type="float">
            <text:p>1876.90208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80.72472" calcext:value-type="float">
            <text:p>280.72472</text:p>
          </table:table-cell>
          <table:table-cell office:value-type="float" office:value="24" calcext:value-type="float">
            <text:p>24</text:p>
          </table:table-cell>
          <table:table-cell office:value-type="float" office:value="279.58284" calcext:value-type="float">
            <text:p>279.58284</text:p>
          </table:table-cell>
          <table:table-cell table:formula="of:=[.B6]+[.C6]" office:value-type="float" office:value="304.72472" calcext:value-type="float">
            <text:p>304.7247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09.594384" calcext:value-type="float">
            <text:p>409.594384</text:p>
          </table:table-cell>
          <table:table-cell office:value-type="float" office:value="45.289888" calcext:value-type="float">
            <text:p>45.289888</text:p>
          </table:table-cell>
          <table:table-cell office:value-type="float" office:value="551.254527" calcext:value-type="float">
            <text:p>551.254527</text:p>
          </table:table-cell>
          <table:table-cell table:formula="of:=[.B7]+[.C7]" office:value-type="float" office:value="454.884272" calcext:value-type="float">
            <text:p>454.88427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3.434832" calcext:value-type="float">
            <text:p>33.434832</text:p>
          </table:table-cell>
          <table:table-cell table:formula="of:=[.B8]+[.C8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59.370014" calcext:value-type="float">
            <text:p>559.370014</text:p>
          </table:table-cell>
          <table:table-cell office:value-type="float" office:value="24" calcext:value-type="float">
            <text:p>24</text:p>
          </table:table-cell>
          <table:table-cell office:value-type="float" office:value="638.91987" calcext:value-type="float">
            <text:p>638.91987</text:p>
          </table:table-cell>
          <table:table-cell table:formula="of:=[.B9]+[.C9]" office:value-type="float" office:value="583.370014" calcext:value-type="float">
            <text:p>583.370014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81.20124" calcext:value-type="float">
            <text:p>181.20124</text:p>
          </table:table-cell>
          <table:table-cell table:formula="of:=[.B10]+[.C10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38.389826" calcext:value-type="float">
            <text:p>1238.389826</text:p>
          </table:table-cell>
          <table:table-cell office:value-type="float" office:value="191.342457" calcext:value-type="float">
            <text:p>191.342457</text:p>
          </table:table-cell>
          <table:table-cell office:value-type="float" office:value="2138.093147" calcext:value-type="float">
            <text:p>2138.093147</text:p>
          </table:table-cell>
          <table:table-cell table:formula="of:=[.B11]+[.C11]" office:value-type="float" office:value="1429.732283" calcext:value-type="float">
            <text:p>1429.73228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129.937355" calcext:value-type="float">
            <text:p>1129.937355</text:p>
          </table:table-cell>
          <table:table-cell office:value-type="float" office:value="283.481374" calcext:value-type="float">
            <text:p>283.481374</text:p>
          </table:table-cell>
          <table:table-cell office:value-type="float" office:value="1975.633997" calcext:value-type="float">
            <text:p>1975.633997</text:p>
          </table:table-cell>
          <table:table-cell table:formula="of:=[.B12]+[.C12]" office:value-type="float" office:value="1413.418729" calcext:value-type="float">
            <text:p>1413.41872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7.252868" calcext:value-type="float">
            <text:p>47.252868</text:p>
          </table:table-cell>
          <table:table-cell table:formula="of:=[.B13]+[.C13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884.611698" calcext:value-type="float">
            <text:p>2884.611698</text:p>
          </table:table-cell>
          <table:table-cell office:value-type="float" office:value="597.70224" calcext:value-type="float">
            <text:p>597.70224</text:p>
          </table:table-cell>
          <table:table-cell office:value-type="float" office:value="4267.257094" calcext:value-type="float">
            <text:p>4267.257094</text:p>
          </table:table-cell>
          <table:table-cell table:formula="of:=[.B14]+[.C14]" office:value-type="float" office:value="3482.313938" calcext:value-type="float">
            <text:p>3482.31393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68.710762" calcext:value-type="float">
            <text:p>468.710762</text:p>
          </table:table-cell>
          <table:table-cell office:value-type="float" office:value="73.434832" calcext:value-type="float">
            <text:p>73.434832</text:p>
          </table:table-cell>
          <table:table-cell office:value-type="float" office:value="783.915344" calcext:value-type="float">
            <text:p>783.915344</text:p>
          </table:table-cell>
          <table:table-cell table:formula="of:=[.B15]+[.C15]" office:value-type="float" office:value="542.145594" calcext:value-type="float">
            <text:p>542.14559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702.401248" calcext:value-type="float">
            <text:p>702.401248</text:p>
          </table:table-cell>
          <table:table-cell office:value-type="float" office:value="141.156416" calcext:value-type="float">
            <text:p>141.156416</text:p>
          </table:table-cell>
          <table:table-cell office:value-type="float" office:value="985.550679" calcext:value-type="float">
            <text:p>985.550679</text:p>
          </table:table-cell>
          <table:table-cell table:formula="of:=[.B16]+[.C16]" office:value-type="float" office:value="843.557664" calcext:value-type="float">
            <text:p>843.55766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7.88894" calcext:value-type="float">
            <text:p>77.88894</text:p>
          </table:table-cell>
          <table:table-cell table:formula="of:=[.B17]+[.C17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78.832644" calcext:value-type="float">
            <text:p>378.832644</text:p>
          </table:table-cell>
          <table:table-cell office:value-type="float" office:value="82.557364" calcext:value-type="float">
            <text:p>82.557364</text:p>
          </table:table-cell>
          <table:table-cell office:value-type="float" office:value="613.116783" calcext:value-type="float">
            <text:p>613.116783</text:p>
          </table:table-cell>
          <table:table-cell table:formula="of:=[.B18]+[.C18]" office:value-type="float" office:value="461.390008" calcext:value-type="float">
            <text:p>461.39000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47.252868" calcext:value-type="float">
            <text:p>247.252868</text:p>
          </table:table-cell>
          <table:table-cell office:value-type="float" office:value="18.434832" calcext:value-type="float">
            <text:p>18.434832</text:p>
          </table:table-cell>
          <table:table-cell office:value-type="float" office:value="177.339912" calcext:value-type="float">
            <text:p>177.339912</text:p>
          </table:table-cell>
          <table:table-cell table:formula="of:=[.B19]+[.C19]" office:value-type="float" office:value="265.6877" calcext:value-type="float">
            <text:p>265.68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257.410145" calcext:value-type="float">
            <text:p>16257.410145</text:p>
          </table:table-cell>
          <table:table-cell office:value-type="float" office:value="2436.415398" calcext:value-type="float">
            <text:p>2436.415398</text:p>
          </table:table-cell>
          <table:table-cell office:value-type="float" office:value="22679.056537" calcext:value-type="float">
            <text:p>22679.056537</text:p>
          </table:table-cell>
          <table:table-cell table:formula="of:=[.B20]+[.C20]" office:value-type="float" office:value="18693.825543" calcext:value-type="float">
            <text:p>18693.825543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Indian or Asian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5.314384" calcext:value-type="float">
            <text:p>35.314384</text:p>
          </table:table-cell>
          <table:table-cell table:formula="of:=[.B2]+[.C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41.314384" calcext:value-type="float">
            <text:p>241.314384</text:p>
          </table:table-cell>
          <table:table-cell office:value-type="float" office:value="0" calcext:value-type="float">
            <text:p>0</text:p>
          </table:table-cell>
          <table:table-cell office:value-type="float" office:value="184.305976" calcext:value-type="float">
            <text:p>184.305976</text:p>
          </table:table-cell>
          <table:table-cell table:formula="of:=[.B3]+[.C3]" office:value-type="float" office:value="241.314384" calcext:value-type="float">
            <text:p>241.31438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82.246304" calcext:value-type="float">
            <text:p>582.246304</text:p>
          </table:table-cell>
          <table:table-cell office:value-type="float" office:value="48" calcext:value-type="float">
            <text:p>48</text:p>
          </table:table-cell>
          <table:table-cell office:value-type="float" office:value="980.807368" calcext:value-type="float">
            <text:p>980.807368</text:p>
          </table:table-cell>
          <table:table-cell table:formula="of:=[.B4]+[.C4]" office:value-type="float" office:value="630.246304" calcext:value-type="float">
            <text:p>630.24630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4.939144" calcext:value-type="float">
            <text:p>74.939144</text:p>
          </table:table-cell>
          <table:table-cell table:formula="of:=[.B5]+[.C5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9.647964" calcext:value-type="float">
            <text:p>49.647964</text:p>
          </table:table-cell>
          <table:table-cell table:formula="of:=[.B6]+[.C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2.941148" calcext:value-type="float">
            <text:p>132.941148</text:p>
          </table:table-cell>
          <table:table-cell table:formula="of:=[.B7]+[.C7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]+[.C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69.50302" calcext:value-type="float">
            <text:p>269.50302</text:p>
          </table:table-cell>
          <table:table-cell office:value-type="float" office:value="3" calcext:value-type="float">
            <text:p>3</text:p>
          </table:table-cell>
          <table:table-cell office:value-type="float" office:value="520.67628" calcext:value-type="float">
            <text:p>520.67628</text:p>
          </table:table-cell>
          <table:table-cell table:formula="of:=[.B9]+[.C9]" office:value-type="float" office:value="272.50302" calcext:value-type="float">
            <text:p>272.5030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9.943152" calcext:value-type="float">
            <text:p>179.943152</text:p>
          </table:table-cell>
          <table:table-cell table:formula="of:=[.B10]+[.C10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43.662293" calcext:value-type="float">
            <text:p>143.662293</text:p>
          </table:table-cell>
          <table:table-cell table:formula="of:=[.B11]+[.C11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6.240264" calcext:value-type="float">
            <text:p>106.240264</text:p>
          </table:table-cell>
          <table:table-cell office:value-type="float" office:value="21" calcext:value-type="float">
            <text:p>21</text:p>
          </table:table-cell>
          <table:table-cell office:value-type="float" office:value="170.065212" calcext:value-type="float">
            <text:p>170.065212</text:p>
          </table:table-cell>
          <table:table-cell table:formula="of:=[.B12]+[.C12]" office:value-type="float" office:value="127.240264" calcext:value-type="float">
            <text:p>127.240264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3]+[.C1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77.062888" calcext:value-type="float">
            <text:p>277.062888</text:p>
          </table:table-cell>
          <table:table-cell office:value-type="float" office:value="26.240264" calcext:value-type="float">
            <text:p>26.240264</text:p>
          </table:table-cell>
          <table:table-cell office:value-type="float" office:value="511.792964" calcext:value-type="float">
            <text:p>511.792964</text:p>
          </table:table-cell>
          <table:table-cell table:formula="of:=[.B14]+[.C14]" office:value-type="float" office:value="303.303152" calcext:value-type="float">
            <text:p>303.303152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0.219064" calcext:value-type="float">
            <text:p>40.219064</text:p>
          </table:table-cell>
          <table:table-cell table:formula="of:=[.B15]+[.C15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8.501016" calcext:value-type="float">
            <text:p>38.501016</text:p>
          </table:table-cell>
          <table:table-cell table:formula="of:=[.B16]+[.C1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.845828" calcext:value-type="float">
            <text:p>25.845828</text:p>
          </table:table-cell>
          <table:table-cell table:formula="of:=[.B17]+[.C1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.533448" calcext:value-type="float">
            <text:p>32.533448</text:p>
          </table:table-cell>
          <table:table-cell table:formula="of:=[.B18]+[.C18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0.427636" calcext:value-type="float">
            <text:p>110.427636</text:p>
          </table:table-cell>
          <table:table-cell table:formula="of:=[.B19]+[.C19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46.36686" calcext:value-type="float">
            <text:p>2046.36686</text:p>
          </table:table-cell>
          <table:table-cell office:value-type="float" office:value="137.240264" calcext:value-type="float">
            <text:p>137.240264</text:p>
          </table:table-cell>
          <table:table-cell office:value-type="float" office:value="3243.622877" calcext:value-type="float">
            <text:p>3243.622877</text:p>
          </table:table-cell>
          <table:table-cell table:formula="of:=[.B20]+[.C20]" office:value-type="float" office:value="2183.607124" calcext:value-type="float">
            <text:p>2183.607124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Whit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21.438128" calcext:value-type="float">
            <text:p>421.438128</text:p>
          </table:table-cell>
          <table:table-cell office:value-type="float" office:value="40" calcext:value-type="float">
            <text:p>40</text:p>
          </table:table-cell>
          <table:table-cell office:value-type="float" office:value="291.462567" calcext:value-type="float">
            <text:p>291.462567</text:p>
          </table:table-cell>
          <table:table-cell table:formula="of:=[.B2]+[.C2]" office:value-type="float" office:value="461.438128" calcext:value-type="float">
            <text:p>461.4381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264.410884" calcext:value-type="float">
            <text:p>3264.410884</text:p>
          </table:table-cell>
          <table:table-cell office:value-type="float" office:value="127.969868" calcext:value-type="float">
            <text:p>127.969868</text:p>
          </table:table-cell>
          <table:table-cell office:value-type="float" office:value="3536.634842" calcext:value-type="float">
            <text:p>3536.634842</text:p>
          </table:table-cell>
          <table:table-cell table:formula="of:=[.B3]+[.C3]" office:value-type="float" office:value="3392.380752" calcext:value-type="float">
            <text:p>3392.38075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166.594894" calcext:value-type="float">
            <text:p>1166.594894</text:p>
          </table:table-cell>
          <table:table-cell office:value-type="float" office:value="125.637085" calcext:value-type="float">
            <text:p>125.637085</text:p>
          </table:table-cell>
          <table:table-cell office:value-type="float" office:value="1367.963118" calcext:value-type="float">
            <text:p>1367.963118</text:p>
          </table:table-cell>
          <table:table-cell table:formula="of:=[.B4]+[.C4]" office:value-type="float" office:value="1292.231979" calcext:value-type="float">
            <text:p>1292.23197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22" calcext:value-type="float">
            <text:p>222</text:p>
          </table:table-cell>
          <table:table-cell office:value-type="float" office:value="48.657192" calcext:value-type="float">
            <text:p>48.657192</text:p>
          </table:table-cell>
          <table:table-cell office:value-type="float" office:value="365.24245" calcext:value-type="float">
            <text:p>365.24245</text:p>
          </table:table-cell>
          <table:table-cell table:formula="of:=[.B5]+[.C5]" office:value-type="float" office:value="270.657192" calcext:value-type="float">
            <text:p>270.65719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821.929027" calcext:value-type="float">
            <text:p>821.929027</text:p>
          </table:table-cell>
          <table:table-cell office:value-type="float" office:value="21" calcext:value-type="float">
            <text:p>21</text:p>
          </table:table-cell>
          <table:table-cell office:value-type="float" office:value="785.654625" calcext:value-type="float">
            <text:p>785.654625</text:p>
          </table:table-cell>
          <table:table-cell table:formula="of:=[.B6]+[.C6]" office:value-type="float" office:value="842.929027" calcext:value-type="float">
            <text:p>842.929027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548.15218" calcext:value-type="float">
            <text:p>1548.15218</text:p>
          </table:table-cell>
          <table:table-cell office:value-type="float" office:value="60" calcext:value-type="float">
            <text:p>60</text:p>
          </table:table-cell>
          <table:table-cell office:value-type="float" office:value="1396.916144" calcext:value-type="float">
            <text:p>1396.916144</text:p>
          </table:table-cell>
          <table:table-cell table:formula="of:=[.B7]+[.C7]" office:value-type="float" office:value="1608.15218" calcext:value-type="float">
            <text:p>1608.1521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583.217641" calcext:value-type="float">
            <text:p>1583.217641</text:p>
          </table:table-cell>
          <table:table-cell office:value-type="float" office:value="36.657192" calcext:value-type="float">
            <text:p>36.657192</text:p>
          </table:table-cell>
          <table:table-cell office:value-type="float" office:value="1168.740017" calcext:value-type="float">
            <text:p>1168.740017</text:p>
          </table:table-cell>
          <table:table-cell table:formula="of:=[.B8]+[.C8]" office:value-type="float" office:value="1619.874833" calcext:value-type="float">
            <text:p>1619.87483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624.276845" calcext:value-type="float">
            <text:p>4624.276845</text:p>
          </table:table-cell>
          <table:table-cell office:value-type="float" office:value="90.341157" calcext:value-type="float">
            <text:p>90.341157</text:p>
          </table:table-cell>
          <table:table-cell office:value-type="float" office:value="6934.023437" calcext:value-type="float">
            <text:p>6934.023437</text:p>
          </table:table-cell>
          <table:table-cell table:formula="of:=[.B9]+[.C9]" office:value-type="float" office:value="4714.618002" calcext:value-type="float">
            <text:p>4714.61800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654.868798" calcext:value-type="float">
            <text:p>654.868798</text:p>
          </table:table-cell>
          <table:table-cell office:value-type="float" office:value="9" calcext:value-type="float">
            <text:p>9</text:p>
          </table:table-cell>
          <table:table-cell office:value-type="float" office:value="981.22725" calcext:value-type="float">
            <text:p>981.22725</text:p>
          </table:table-cell>
          <table:table-cell table:formula="of:=[.B10]+[.C10]" office:value-type="float" office:value="663.868798" calcext:value-type="float">
            <text:p>663.86879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6.314384" calcext:value-type="float">
            <text:p>76.314384</text:p>
          </table:table-cell>
          <table:table-cell table:formula="of:=[.B11]+[.C11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62.657192" calcext:value-type="float">
            <text:p>162.657192</text:p>
          </table:table-cell>
          <table:table-cell office:value-type="float" office:value="15" calcext:value-type="float">
            <text:p>15</text:p>
          </table:table-cell>
          <table:table-cell office:value-type="float" office:value="122.4448" calcext:value-type="float">
            <text:p>122.4448</text:p>
          </table:table-cell>
          <table:table-cell table:formula="of:=[.B12]+[.C12]" office:value-type="float" office:value="177.657192" calcext:value-type="float">
            <text:p>177.65719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429.235391" calcext:value-type="float">
            <text:p>1429.235391</text:p>
          </table:table-cell>
          <table:table-cell office:value-type="float" office:value="27" calcext:value-type="float">
            <text:p>27</text:p>
          </table:table-cell>
          <table:table-cell office:value-type="float" office:value="824.098205" calcext:value-type="float">
            <text:p>824.098205</text:p>
          </table:table-cell>
          <table:table-cell table:formula="of:=[.B13]+[.C13]" office:value-type="float" office:value="1456.235391" calcext:value-type="float">
            <text:p>1456.23539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052.430255" calcext:value-type="float">
            <text:p>1052.430255</text:p>
          </table:table-cell>
          <table:table-cell office:value-type="float" office:value="84.552644" calcext:value-type="float">
            <text:p>84.552644</text:p>
          </table:table-cell>
          <table:table-cell office:value-type="float" office:value="909.520524" calcext:value-type="float">
            <text:p>909.520524</text:p>
          </table:table-cell>
          <table:table-cell table:formula="of:=[.B14]+[.C14]" office:value-type="float" office:value="1136.982899" calcext:value-type="float">
            <text:p>1136.98289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15.28596" calcext:value-type="float">
            <text:p>515.28596</text:p>
          </table:table-cell>
          <table:table-cell office:value-type="float" office:value="30" calcext:value-type="float">
            <text:p>30</text:p>
          </table:table-cell>
          <table:table-cell office:value-type="float" office:value="778.520482" calcext:value-type="float">
            <text:p>778.520482</text:p>
          </table:table-cell>
          <table:table-cell table:formula="of:=[.B15]+[.C15]" office:value-type="float" office:value="545.28596" calcext:value-type="float">
            <text:p>545.2859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092.8813" calcext:value-type="float">
            <text:p>1092.8813</text:p>
          </table:table-cell>
          <table:table-cell office:value-type="float" office:value="180.479338" calcext:value-type="float">
            <text:p>180.479338</text:p>
          </table:table-cell>
          <table:table-cell office:value-type="float" office:value="1962.564392" calcext:value-type="float">
            <text:p>1962.564392</text:p>
          </table:table-cell>
          <table:table-cell table:formula="of:=[.B16]+[.C16]" office:value-type="float" office:value="1273.360638" calcext:value-type="float">
            <text:p>1273.36063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614.321405" calcext:value-type="float">
            <text:p>1614.321405</text:p>
          </table:table-cell>
          <table:table-cell office:value-type="float" office:value="73.971576" calcext:value-type="float">
            <text:p>73.971576</text:p>
          </table:table-cell>
          <table:table-cell office:value-type="float" office:value="1135.757207" calcext:value-type="float">
            <text:p>1135.757207</text:p>
          </table:table-cell>
          <table:table-cell table:formula="of:=[.B17]+[.C17]" office:value-type="float" office:value="1688.292981" calcext:value-type="float">
            <text:p>1688.29298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69.61346" calcext:value-type="float">
            <text:p>669.61346</text:p>
          </table:table-cell>
          <table:table-cell office:value-type="float" office:value="110.22425" calcext:value-type="float">
            <text:p>110.22425</text:p>
          </table:table-cell>
          <table:table-cell office:value-type="float" office:value="1138.368938" calcext:value-type="float">
            <text:p>1138.368938</text:p>
          </table:table-cell>
          <table:table-cell table:formula="of:=[.B18]+[.C18]" office:value-type="float" office:value="779.83771" calcext:value-type="float">
            <text:p>779.8377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7828.281923" calcext:value-type="float">
            <text:p>7828.281923</text:p>
          </table:table-cell>
          <table:table-cell office:value-type="float" office:value="409.749989" calcext:value-type="float">
            <text:p>409.749989</text:p>
          </table:table-cell>
          <table:table-cell office:value-type="float" office:value="7696.109372" calcext:value-type="float">
            <text:p>7696.109372</text:p>
          </table:table-cell>
          <table:table-cell table:formula="of:=[.B19]+[.C19]" office:value-type="float" office:value="8238.031912" calcext:value-type="float">
            <text:p>8238.0319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8752.595283" calcext:value-type="float">
            <text:p>28752.595283</text:p>
          </table:table-cell>
          <table:table-cell office:value-type="float" office:value="1490.240291" calcext:value-type="float">
            <text:p>1490.240291</text:p>
          </table:table-cell>
          <table:table-cell office:value-type="float" office:value="31471.562754" calcext:value-type="float">
            <text:p>31471.562754</text:p>
          </table:table-cell>
          <table:table-cell table:formula="of:=[.B20]+[.C20]" office:value-type="float" office:value="30242.835574" calcext:value-type="float">
            <text:p>30242.835574</text:p>
          </table:table-cell>
        </table:table-row>
      </table:table>
      <table:table table:name="Data Sheet 4" table:style-name="ta1"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Total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61.0636" calcext:value-type="float">
            <text:p>761.0636</text:p>
          </table:table-cell>
          <table:table-cell office:value-type="float" office:value="154.322758" calcext:value-type="float">
            <text:p>154.322758</text:p>
          </table:table-cell>
          <table:table-cell office:value-type="float" office:value="717.336375" calcext:value-type="float">
            <text:p>717.336375</text:p>
          </table:table-cell>
          <table:table-cell table:formula="of:=[.B2]+[.C2]" office:value-type="float" office:value="915.386358" calcext:value-type="float">
            <text:p>915.38635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210.922593" calcext:value-type="float">
            <text:p>5210.922593</text:p>
          </table:table-cell>
          <table:table-cell office:value-type="float" office:value="227.323356" calcext:value-type="float">
            <text:p>227.323356</text:p>
          </table:table-cell>
          <table:table-cell office:value-type="float" office:value="4864.860491" calcext:value-type="float">
            <text:p>4864.860491</text:p>
          </table:table-cell>
          <table:table-cell table:formula="of:=[.B3]+[.C3]" office:value-type="float" office:value="5438.245949" calcext:value-type="float">
            <text:p>5438.24594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033.417224" calcext:value-type="float">
            <text:p>7033.417224</text:p>
          </table:table-cell>
          <table:table-cell office:value-type="float" office:value="780.084339" calcext:value-type="float">
            <text:p>780.084339</text:p>
          </table:table-cell>
          <table:table-cell office:value-type="float" office:value="9584.91239" calcext:value-type="float">
            <text:p>9584.91239</text:p>
          </table:table-cell>
          <table:table-cell table:formula="of:=[.B4]+[.C4]" office:value-type="float" office:value="7813.501563" calcext:value-type="float">
            <text:p>7813.50156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201.873463" calcext:value-type="float">
            <text:p>2201.873463</text:p>
          </table:table-cell>
          <table:table-cell office:value-type="float" office:value="507.805185" calcext:value-type="float">
            <text:p>507.805185</text:p>
          </table:table-cell>
          <table:table-cell office:value-type="float" office:value="2923.679489" calcext:value-type="float">
            <text:p>2923.679489</text:p>
          </table:table-cell>
          <table:table-cell table:formula="of:=[.B5]+[.C5]" office:value-type="float" office:value="2709.678648" calcext:value-type="float">
            <text:p>2709.67864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09.250083" calcext:value-type="float">
            <text:p>1509.250083</text:p>
          </table:table-cell>
          <table:table-cell office:value-type="float" office:value="102.62476" calcext:value-type="float">
            <text:p>102.62476</text:p>
          </table:table-cell>
          <table:table-cell office:value-type="float" office:value="2753.708957" calcext:value-type="float">
            <text:p>2753.708957</text:p>
          </table:table-cell>
          <table:table-cell table:formula="of:=[.B6]+[.C6]" office:value-type="float" office:value="1611.874843" calcext:value-type="float">
            <text:p>1611.874843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407.7506" calcext:value-type="float">
            <text:p>2407.7506</text:p>
          </table:table-cell>
          <table:table-cell office:value-type="float" office:value="187.322348" calcext:value-type="float">
            <text:p>187.322348</text:p>
          </table:table-cell>
          <table:table-cell office:value-type="float" office:value="2717.841611" calcext:value-type="float">
            <text:p>2717.841611</text:p>
          </table:table-cell>
          <table:table-cell table:formula="of:=[.B7]+[.C7]" office:value-type="float" office:value="2595.072948" calcext:value-type="float">
            <text:p>2595.0729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796.874833" calcext:value-type="float">
            <text:p>1796.874833</text:p>
          </table:table-cell>
          <table:table-cell office:value-type="float" office:value="51.657192" calcext:value-type="float">
            <text:p>51.657192</text:p>
          </table:table-cell>
          <table:table-cell office:value-type="float" office:value="1277.209313" calcext:value-type="float">
            <text:p>1277.209313</text:p>
          </table:table-cell>
          <table:table-cell table:formula="of:=[.B8]+[.C8]" office:value-type="float" office:value="1848.532025" calcext:value-type="float">
            <text:p>1848.53202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021.759775" calcext:value-type="float">
            <text:p>6021.759775</text:p>
          </table:table-cell>
          <table:table-cell office:value-type="float" office:value="156.779285" calcext:value-type="float">
            <text:p>156.779285</text:p>
          </table:table-cell>
          <table:table-cell office:value-type="float" office:value="8980.593375" calcext:value-type="float">
            <text:p>8980.593375</text:p>
          </table:table-cell>
          <table:table-cell table:formula="of:=[.B9]+[.C9]" office:value-type="float" office:value="6178.53906" calcext:value-type="float">
            <text:p>6178.53906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854.057434" calcext:value-type="float">
            <text:p>854.057434</text:p>
          </table:table-cell>
          <table:table-cell office:value-type="float" office:value="42.531444" calcext:value-type="float">
            <text:p>42.531444</text:p>
          </table:table-cell>
          <table:table-cell office:value-type="float" office:value="2174.621982" calcext:value-type="float">
            <text:p>2174.621982</text:p>
          </table:table-cell>
          <table:table-cell table:formula="of:=[.B10]+[.C10]" office:value-type="float" office:value="896.588878" calcext:value-type="float">
            <text:p>896.58887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624.047018" calcext:value-type="float">
            <text:p>1624.047018</text:p>
          </table:table-cell>
          <table:table-cell office:value-type="float" office:value="248.342457" calcext:value-type="float">
            <text:p>248.342457</text:p>
          </table:table-cell>
          <table:table-cell office:value-type="float" office:value="2494.855512" calcext:value-type="float">
            <text:p>2494.855512</text:p>
          </table:table-cell>
          <table:table-cell table:formula="of:=[.B11]+[.C11]" office:value-type="float" office:value="1872.389475" calcext:value-type="float">
            <text:p>1872.389475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651.105224" calcext:value-type="float">
            <text:p>1651.105224</text:p>
          </table:table-cell>
          <table:table-cell office:value-type="float" office:value="370.434414" calcext:value-type="float">
            <text:p>370.434414</text:p>
          </table:table-cell>
          <table:table-cell office:value-type="float" office:value="2632.799006" calcext:value-type="float">
            <text:p>2632.799006</text:p>
          </table:table-cell>
          <table:table-cell table:formula="of:=[.B12]+[.C12]" office:value-type="float" office:value="2021.539638" calcext:value-type="float">
            <text:p>2021.53963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615.235391" calcext:value-type="float">
            <text:p>1615.235391</text:p>
          </table:table-cell>
          <table:table-cell office:value-type="float" office:value="36" calcext:value-type="float">
            <text:p>36</text:p>
          </table:table-cell>
          <table:table-cell office:value-type="float" office:value="916.884521" calcext:value-type="float">
            <text:p>916.884521</text:p>
          </table:table-cell>
          <table:table-cell table:formula="of:=[.B13]+[.C13]" office:value-type="float" office:value="1651.235391" calcext:value-type="float">
            <text:p>1651.23539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604.713149" calcext:value-type="float">
            <text:p>4604.713149</text:p>
          </table:table-cell>
          <table:table-cell office:value-type="float" office:value="833.802308" calcext:value-type="float">
            <text:p>833.802308</text:p>
          </table:table-cell>
          <table:table-cell office:value-type="float" office:value="6108.309578" calcext:value-type="float">
            <text:p>6108.309578</text:p>
          </table:table-cell>
          <table:table-cell table:formula="of:=[.B14]+[.C14]" office:value-type="float" office:value="5438.515457" calcext:value-type="float">
            <text:p>5438.51545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226.185358" calcext:value-type="float">
            <text:p>1226.185358</text:p>
          </table:table-cell>
          <table:table-cell office:value-type="float" office:value="159.434832" calcext:value-type="float">
            <text:p>159.434832</text:p>
          </table:table-cell>
          <table:table-cell office:value-type="float" office:value="2062.928542" calcext:value-type="float">
            <text:p>2062.928542</text:p>
          </table:table-cell>
          <table:table-cell table:formula="of:=[.B15]+[.C15]" office:value-type="float" office:value="1385.62019" calcext:value-type="float">
            <text:p>1385.6201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047.282548" calcext:value-type="float">
            <text:p>2047.282548</text:p>
          </table:table-cell>
          <table:table-cell office:value-type="float" office:value="363.292946" calcext:value-type="float">
            <text:p>363.292946</text:p>
          </table:table-cell>
          <table:table-cell office:value-type="float" office:value="3183.088178" calcext:value-type="float">
            <text:p>3183.088178</text:p>
          </table:table-cell>
          <table:table-cell table:formula="of:=[.B16]+[.C16]" office:value-type="float" office:value="2410.575494" calcext:value-type="float">
            <text:p>2410.57549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836.321405" calcext:value-type="float">
            <text:p>1836.321405</text:p>
          </table:table-cell>
          <table:table-cell office:value-type="float" office:value="76.971576" calcext:value-type="float">
            <text:p>76.971576</text:p>
          </table:table-cell>
          <table:table-cell office:value-type="float" office:value="1296.433123" calcext:value-type="float">
            <text:p>1296.433123</text:p>
          </table:table-cell>
          <table:table-cell table:formula="of:=[.B17]+[.C17]" office:value-type="float" office:value="1913.292981" calcext:value-type="float">
            <text:p>1913.29298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62.446104" calcext:value-type="float">
            <text:p>1162.446104</text:p>
          </table:table-cell>
          <table:table-cell office:value-type="float" office:value="204.781614" calcext:value-type="float">
            <text:p>204.781614</text:p>
          </table:table-cell>
          <table:table-cell office:value-type="float" office:value="1989.773713" calcext:value-type="float">
            <text:p>1989.773713</text:p>
          </table:table-cell>
          <table:table-cell table:formula="of:=[.B18]+[.C18]" office:value-type="float" office:value="1367.227718" calcext:value-type="float">
            <text:p>1367.22771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424.53314" calcext:value-type="float">
            <text:p>8424.53314</text:p>
          </table:table-cell>
          <table:table-cell office:value-type="float" office:value="440.184821" calcext:value-type="float">
            <text:p>440.184821</text:p>
          </table:table-cell>
          <table:table-cell office:value-type="float" office:value="8120.759272" calcext:value-type="float">
            <text:p>8120.759272</text:p>
          </table:table-cell>
          <table:table-cell table:formula="of:=[.B19]+[.C19]" office:value-type="float" office:value="8864.717961" calcext:value-type="float">
            <text:p>8864.71796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988.838942" calcext:value-type="float">
            <text:p>51988.838942</text:p>
          </table:table-cell>
          <table:table-cell office:value-type="float" office:value="4943.695635" calcext:value-type="float">
            <text:p>4943.695635</text:p>
          </table:table-cell>
          <table:table-cell office:value-type="float" office:value="64800.595428" calcext:value-type="float">
            <text:p>64800.595428</text:p>
          </table:table-cell>
          <table:table-cell table:formula="of:=[.B20]+[.C20]" office:value-type="float" office:value="56932.534577" calcext:value-type="float">
            <text:p>56932.534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22:55:22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2T23:14:00.645000000</dc:date>
    <meta:editing-duration>PT18M32S</meta:editing-duration>
    <meta:editing-cycles>11</meta:editing-cycles>
    <meta:document-statistic meta:table-count="5" meta:cell-count="500" meta:object-count="0"/>
  </office:meta>
</office:document-meta>
</file>